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 src/web3.js</text:p>
      <text:p text:style-name="P1"><text:span text:style-name="T1">import</text:span> <text:span text:style-name="T2">Web3</text:span> <text:span text:style-name="T1">from</text:span> <text:span text:style-name="T3">'web3'</text:span>;</text:p>
      <text:p text:style-name="P3"/>
      <text:p text:style-name="P2">// Replace this with your contract address and ABI</text:p>
      <text:p text:style-name="P1"><text:span text:style-name="T4">const</text:span> <text:span text:style-name="T5">contractAddress</text:span> <text:span text:style-name="T6">=</text:span> <text:span text:style-name="T3">'0x5FbDB2315678afecb367f032d93F642f64180aa3'</text:span>;</text:p>
      <text:p text:style-name="P1"><text:span text:style-name="T4">const</text:span> <text:span text:style-name="T5">contractABI</text:span> <text:span text:style-name="T6">=</text:span> [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familyMember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message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FamilyMemberNotified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familyMember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name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FamilyMemberRegistered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oft-page-break/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exper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data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HealthDataReceived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HealthDataRequest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data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HealthDataSent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oft-page-break/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exper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researchInstitute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data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HealthDataSentToRI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expert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HealthcareExpertAdded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oft-page-break/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exper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name"</text:span>,</text:p>
      <text:p text:style-name="P1"><text:span text:style-name="T3">"type"</text:span><text:span text:style-name="T2">:</text:span> <text:span text:style-name="T3">"string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specialization"</text:span>,</text:p>
      <text:p text:style-name="P1"><text:span text:style-name="T3">"type"</text:span><text:span text:style-name="T2">:</text:span> <text:span text:style-name="T3">"string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uint256"</text:span>,</text:p>
      <text:p text:style-name="P1"><text:span text:style-name="T3">"name"</text:span><text:span text:style-name="T2">:</text:span> <text:span text:style-name="T3">"yearsOfExperience"</text:span>,</text:p>
      <text:p text:style-name="P1"><text:span text:style-name="T3">"type"</text:span><text:span text:style-name="T2">:</text:span> <text:span text:style-name="T3">"uint256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HealthcareExpertRegistered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expert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HealthcareExpertRemoved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<text:soft-page-break/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exper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message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MessageSent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bool"</text:span>,</text:p>
      <text:p text:style-name="P1"><text:span text:style-name="T3">"name"</text:span><text:span text:style-name="T2">:</text:span> <text:span text:style-name="T3">"consent"</text:span>,</text:p>
      <text:p text:style-name="P1"><text:span text:style-name="T3">"type"</text:span><text:span text:style-name="T2">:</text:span> <text:span text:style-name="T3">"bool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PatientConsentToRI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oft-page-break/><text:span text:style-name="T3">"name"</text:span><text:span text:style-name="T2">:</text:span> <text:span text:style-name="T3">"PatientRegistered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uint256"</text:span>,</text:p>
      <text:p text:style-name="P1"><text:span text:style-name="T3">"name"</text:span><text:span text:style-name="T2">:</text:span> <text:span text:style-name="T3">"amount"</text:span>,</text:p>
      <text:p text:style-name="P1"><text:span text:style-name="T3">"type"</text:span><text:span text:style-name="T2">:</text:span> <text:span text:style-name="T3">"uint256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PatientRewarded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anonymous"</text:span><text:span text:style-name="T2">:</text:span> <text:span text:style-name="T4">false</text:span>,</text:p>
      <text:p text:style-name="P1"><text:span text:style-name="T3">"inputs"</text:span><text:span text:style-name="T2">:</text:span> [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institute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dexed"</text:span><text:span text:style-name="T2">:</text:span> <text:span text:style-name="T4">false</text:span>,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name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ResearchInstituteRegistered"</text:span>,</text:p>
      <text:p text:style-name="P1"><text:span text:style-name="T3">"type"</text:span><text:span text:style-name="T2">:</text:span> <text:span text:style-name="T3">"event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familyMember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addFamilyMember"</text:span>,</text:p>
      <text:p text:style-name="P1"><text:span text:style-name="T3">"outputs"</text:span><text:span text:style-name="T2">:</text:span> [],</text:p>
      <text:p text:style-name="P1"><text:soft-page-break/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expert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addHealthcareExpert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],</text:p>
      <text:p text:style-name="P1"><text:span text:style-name="T3">"name"</text:span><text:span text:style-name="T2">:</text:span> <text:span text:style-name="T3">"checkHealthDataTime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familyMembers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name"</text:span>,</text:p>
      <text:p text:style-name="P1"><text:span text:style-name="T3">"type"</text:span><text:span text:style-name="T2">:</text:span> <text:span text:style-name="T3">"string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bool"</text:span>,</text:p>
      <text:p text:style-name="P1"><text:span text:style-name="T3">"name"</text:span><text:span text:style-name="T2">:</text:span> <text:span text:style-name="T3">"isRegistered"</text:span>,</text:p>
      <text:p text:style-name="P1"><text:span text:style-name="T3">"type"</text:span><text:span text:style-name="T2">:</text:span> <text:span text:style-name="T3">"bool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],</text:p>
      <text:p text:style-name="P1"><text:span text:style-name="T3">"name"</text:span><text:span text:style-name="T2">:</text:span> <text:span text:style-name="T3">"getHealthcareExpertAddresses"</text:span>,</text:p>
      <text:p text:style-name="P1"><text:span text:style-name="T3">"outputs"</text:span><text:span text:style-name="T2">:</text:span> [</text:p>
      <text:p text:style-name="P1"><text:soft-page-break/>{</text:p>
      <text:p text:style-name="P1"><text:span text:style-name="T3">"internalType"</text:span><text:span text:style-name="T2">:</text:span> <text:span text:style-name="T3">"address[]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[]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getLastHealthDataTime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uint256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uint256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],</text:p>
      <text:p text:style-name="P1"><text:span text:style-name="T3">"name"</text:span><text:span text:style-name="T2">:</text:span> <text:span text:style-name="T3">"getPatientAddresses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[]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[]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],</text:p>
      <text:p text:style-name="P1"><text:span text:style-name="T3">"name"</text:span><text:span text:style-name="T2">:</text:span> <text:span text:style-name="T3">"getTotalHealthcareExperts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uint256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uint256"</text:span></text:p>
      <text:p text:style-name="P1">}</text:p>
      <text:p text:style-name="P1">],</text:p>
      <text:p text:style-name="P1"><text:soft-page-break/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],</text:p>
      <text:p text:style-name="P1"><text:span text:style-name="T3">"name"</text:span><text:span text:style-name="T2">:</text:span> <text:span text:style-name="T3">"getTotalPatients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uint256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uint256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healthcareExperts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name"</text:span>,</text:p>
      <text:p text:style-name="P1"><text:span text:style-name="T3">"type"</text:span><text:span text:style-name="T2">:</text:span> <text:span text:style-name="T3">"string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specialization"</text:span>,</text:p>
      <text:p text:style-name="P1"><text:span text:style-name="T3">"type"</text:span><text:span text:style-name="T2">:</text:span> <text:span text:style-name="T3">"string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uint256"</text:span>,</text:p>
      <text:p text:style-name="P1"><text:span text:style-name="T3">"name"</text:span><text:span text:style-name="T2">:</text:span> <text:span text:style-name="T3">"yearsOfExperience"</text:span>,</text:p>
      <text:p text:style-name="P1"><text:span text:style-name="T3">"type"</text:span><text:span text:style-name="T2">:</text:span> <text:span text:style-name="T3">"uint256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bool"</text:span>,</text:p>
      <text:p text:style-name="P1"><text:span text:style-name="T3">"name"</text:span><text:span text:style-name="T2">:</text:span> <text:span text:style-name="T3">"isRegistered"</text:span>,</text:p>
      <text:p text:style-name="P1"><text:span text:style-name="T3">"type"</text:span><text:span text:style-name="T2">:</text:span> <text:span text:style-name="T3">"bool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oft-page-break/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lastHealthDataTime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uint256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uint256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needsToSendHealthData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bool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bool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patientConsentToRI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bool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bool"</text:span></text:p>
      <text:p text:style-name="P1"><text:soft-page-break/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patientExperts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bool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bool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uint256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uint256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patientExpertsList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oft-page-break/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uint256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uint256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patientFamilyMembersList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name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registerAsFamilyMember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name"</text:span>,</text:p>
      <text:p text:style-name="P1"><text:span text:style-name="T3">"type"</text:span><text:span text:style-name="T2">:</text:span> <text:span text:style-name="T3">"string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specialization"</text:span>,</text:p>
      <text:p text:style-name="P1"><text:span text:style-name="T3">"type"</text:span><text:span text:style-name="T2">:</text:span> <text:span text:style-name="T3">"string"</text:span></text:p>
      <text:p text:style-name="P1">},</text:p>
      <text:p text:style-name="P1"><text:soft-page-break/>{</text:p>
      <text:p text:style-name="P1"><text:span text:style-name="T3">"internalType"</text:span><text:span text:style-name="T2">:</text:span> <text:span text:style-name="T3">"uint256"</text:span>,</text:p>
      <text:p text:style-name="P1"><text:span text:style-name="T3">"name"</text:span><text:span text:style-name="T2">:</text:span> <text:span text:style-name="T3">"yearsOfExperience"</text:span>,</text:p>
      <text:p text:style-name="P1"><text:span text:style-name="T3">"type"</text:span><text:span text:style-name="T2">:</text:span> <text:span text:style-name="T3">"uint256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registerAsHealthcareExpert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],</text:p>
      <text:p text:style-name="P1"><text:span text:style-name="T3">"name"</text:span><text:span text:style-name="T2">:</text:span> <text:span text:style-name="T3">"registerAsPatient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name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registerAsResearchInstitute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registeredPatients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bool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bool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oft-page-break/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expert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removeHealthcareExpert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researchInstitutes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name"</text:span>,</text:p>
      <text:p text:style-name="P1"><text:span text:style-name="T3">"type"</text:span><text:span text:style-name="T2">:</text:span> <text:span text:style-name="T3">"string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bool"</text:span>,</text:p>
      <text:p text:style-name="P1"><text:span text:style-name="T3">"name"</text:span><text:span text:style-name="T2">:</text:span> <text:span text:style-name="T3">"isRegistered"</text:span>,</text:p>
      <text:p text:style-name="P1"><text:span text:style-name="T3">"type"</text:span><text:span text:style-name="T2">:</text:span> <text:span text:style-name="T3">"bool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rewardPatient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<text:soft-page-break/>{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data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sendHealthData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researchInstitute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data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sendHealthDataToRI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address"</text:span>,</text:p>
      <text:p text:style-name="P1"><text:span text:style-name="T3">"name"</text:span><text:span text:style-name="T2">:</text:span> <text:span text:style-name="T3">"patient"</text:span>,</text:p>
      <text:p text:style-name="P1"><text:span text:style-name="T3">"type"</text:span><text:span text:style-name="T2">:</text:span> <text:span text:style-name="T3">"address"</text:span></text:p>
      <text:p text:style-name="P1">},</text:p>
      <text:p text:style-name="P1">{</text:p>
      <text:p text:style-name="P1"><text:span text:style-name="T3">"internalType"</text:span><text:span text:style-name="T2">:</text:span> <text:span text:style-name="T3">"string"</text:span>,</text:p>
      <text:p text:style-name="P1"><text:span text:style-name="T3">"name"</text:span><text:span text:style-name="T2">:</text:span> <text:span text:style-name="T3">"message"</text:span>,</text:p>
      <text:p text:style-name="P1"><text:span text:style-name="T3">"type"</text:span><text:span text:style-name="T2">:</text:span> <text:span text:style-name="T3">"string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sendMessageToPatient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<text:soft-page-break/>},</text:p>
      <text:p text:style-name="P1">{</text:p>
      <text:p text:style-name="P1"><text:span text:style-name="T3">"in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bool"</text:span>,</text:p>
      <text:p text:style-name="P1"><text:span text:style-name="T3">"name"</text:span><text:span text:style-name="T2">:</text:span> <text:span text:style-name="T3">"consent"</text:span>,</text:p>
      <text:p text:style-name="P1"><text:span text:style-name="T3">"type"</text:span><text:span text:style-name="T2">:</text:span> <text:span text:style-name="T3">"bool"</text:span></text:p>
      <text:p text:style-name="P1">}</text:p>
      <text:p text:style-name="P1">],</text:p>
      <text:p text:style-name="P1"><text:span text:style-name="T3">"name"</text:span><text:span text:style-name="T2">:</text:span> <text:span text:style-name="T3">"setConsentToRI"</text:span>,</text:p>
      <text:p text:style-name="P1"><text:span text:style-name="T3">"outputs"</text:span><text:span text:style-name="T2">:</text:span> [],</text:p>
      <text:p text:style-name="P1"><text:span text:style-name="T3">"stateMutability"</text:span><text:span text:style-name="T2">:</text:span> <text:span text:style-name="T3">"nonpayable"</text:span>,</text:p>
      <text:p text:style-name="P1"><text:span text:style-name="T3">"type"</text:span><text:span text:style-name="T2">:</text:span> <text:span text:style-name="T3">"function"</text:span></text:p>
      <text:p text:style-name="P1">},</text:p>
      <text:p text:style-name="P1">{</text:p>
      <text:p text:style-name="P1"><text:span text:style-name="T3">"inputs"</text:span><text:span text:style-name="T2">:</text:span> [],</text:p>
      <text:p text:style-name="P1"><text:span text:style-name="T3">"name"</text:span><text:span text:style-name="T2">:</text:span> <text:span text:style-name="T3">"viewNotifications"</text:span>,</text:p>
      <text:p text:style-name="P1"><text:span text:style-name="T3">"outputs"</text:span><text:span text:style-name="T2">:</text:span> [</text:p>
      <text:p text:style-name="P1">{</text:p>
      <text:p text:style-name="P1"><text:span text:style-name="T3">"internalType"</text:span><text:span text:style-name="T2">:</text:span> <text:span text:style-name="T3">"string[]"</text:span>,</text:p>
      <text:p text:style-name="P1"><text:span text:style-name="T3">"name"</text:span><text:span text:style-name="T2">:</text:span> <text:span text:style-name="T3">""</text:span>,</text:p>
      <text:p text:style-name="P1"><text:span text:style-name="T3">"type"</text:span><text:span text:style-name="T2">:</text:span> <text:span text:style-name="T3">"string[]"</text:span></text:p>
      <text:p text:style-name="P1">}</text:p>
      <text:p text:style-name="P1">],</text:p>
      <text:p text:style-name="P1"><text:span text:style-name="T3">"stateMutability"</text:span><text:span text:style-name="T2">:</text:span> <text:span text:style-name="T3">"view"</text:span>,</text:p>
      <text:p text:style-name="P1"><text:span text:style-name="T3">"type"</text:span><text:span text:style-name="T2">:</text:span> <text:span text:style-name="T3">"function"</text:span></text:p>
      <text:p text:style-name="P1">}</text:p>
      <text:p text:style-name="P1">];</text:p>
      <text:p text:style-name="P3"/>
      <text:p text:style-name="P1"><text:span text:style-name="T4">let</text:span> <text:span text:style-name="T2">web3</text:span>;</text:p>
      <text:p text:style-name="P1"><text:span text:style-name="T4">let</text:span> <text:span text:style-name="T2">contract</text:span>;</text:p>
      <text:p text:style-name="P3"/>
      <text:p text:style-name="P1"><text:span text:style-name="T1">if</text:span> (<text:span text:style-name="T2">window</text:span>.<text:span text:style-name="T2">ethereum</text:span>) {</text:p>
      <text:p text:style-name="P1"><text:span text:style-name="T2">web3</text:span> <text:span text:style-name="T6">=</text:span> <text:span text:style-name="T4">new</text:span> <text:span text:style-name="T7">Web3</text:span>(<text:span text:style-name="T2">window</text:span>.<text:span text:style-name="T2">ethereum</text:span>);</text:p>
      <text:p text:style-name="P1"><text:span text:style-name="T2">window</text:span>.<text:span text:style-name="T2">ethereum</text:span>.<text:span text:style-name="T8">enable</text:span>(); <text:span text:style-name="T9">// Request account access if needed</text:span></text:p>
      <text:p text:style-name="P1"><text:span text:style-name="T2">contract</text:span> <text:span text:style-name="T6">=</text:span> <text:span text:style-name="T4">new</text:span> <text:span text:style-name="T2">web3</text:span>.<text:span text:style-name="T2">eth</text:span>.<text:span text:style-name="T7">Contract</text:span>(<text:span text:style-name="T5">contractABI</text:span>, <text:span text:style-name="T5">contractAddress</text:span>);</text:p>
      <text:p text:style-name="P1">} <text:span text:style-name="T1">else</text:span> <text:span text:style-name="T1">if</text:span> (<text:span text:style-name="T2">window</text:span>.<text:span text:style-name="T2">web3</text:span>) {</text:p>
      <text:p text:style-name="P1"><text:span text:style-name="T2">web3</text:span> <text:span text:style-name="T6">=</text:span> <text:span text:style-name="T4">new</text:span> <text:span text:style-name="T7">Web3</text:span>(<text:span text:style-name="T2">window</text:span>.<text:span text:style-name="T2">web3</text:span>.<text:span text:style-name="T2">currentProvider</text:span>);</text:p>
      <text:p text:style-name="P1"><text:span text:style-name="T2">contract</text:span> <text:span text:style-name="T6">=</text:span> <text:span text:style-name="T4">new</text:span> <text:span text:style-name="T2">web3</text:span>.<text:span text:style-name="T2">eth</text:span>.<text:span text:style-name="T7">Contract</text:span>(<text:span text:style-name="T5">contractABI</text:span>, <text:span text:style-name="T5">contractAddress</text:span>);</text:p>
      <text:p text:style-name="P1">} <text:span text:style-name="T1">else</text:span> {</text:p>
      <text:p text:style-name="P1"><text:span text:style-name="T4">const</text:span> <text:span text:style-name="T5">provider</text:span> <text:span text:style-name="T6">=</text:span> <text:span text:style-name="T4">new</text:span> <text:span text:style-name="T7">Web3</text:span>.<text:span text:style-name="T5">providers</text:span>.<text:span text:style-name="T7">HttpProvider</text:span>(<text:span text:style-name="T3">'http://localhost:8545'</text:span>);</text:p>
      <text:p text:style-name="P1"><text:span text:style-name="T2">web3</text:span> <text:span text:style-name="T6">=</text:span> <text:span text:style-name="T4">new</text:span> <text:span text:style-name="T7">Web3</text:span>(<text:span text:style-name="T5">provider</text:span>);</text:p>
      <text:p text:style-name="P1"><text:span text:style-name="T2">contract</text:span> <text:span text:style-name="T6">=</text:span> <text:span text:style-name="T4">new</text:span> <text:span text:style-name="T2">web3</text:span>.<text:span text:style-name="T2">eth</text:span>.<text:span text:style-name="T7">Contract</text:span>(<text:span text:style-name="T5">contractABI</text:span>, <text:span text:style-name="T5">contractAddress</text:span>);</text:p>
      <text:p text:style-name="P1">}</text:p>
      <text:p text:style-name="P3"/>
      <text:p text:style-name="P1"><text:span text:style-name="T1">export</text:span> { <text:span text:style-name="T2">web3</text:span>, <text:span text:style-name="T2">contract</text:span> }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3:59:34.526896199</meta:creation-date>
    <dc:date>2024-08-27T00:00:02.116421613</dc:date>
    <meta:editing-duration>PT29S</meta:editing-duration>
    <meta:editing-cycles>1</meta:editing-cycles>
    <meta:document-statistic meta:table-count="0" meta:image-count="0" meta:object-count="0" meta:page-count="16" meta:paragraph-count="807" meta:word-count="1352" meta:character-count="10520" meta:non-whitespace-character-count="9975"/>
    <meta:generator>LibreOffice/7.3.7.2$Linux_X86_64 LibreOffice_project/30$Build-2</meta:generator>
  </office:meta>
</office:document-meta>
</file>